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NLR-A1: Week 1 progressie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Alex, Bob, Midas, Rutg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 Opdrach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dentificeer de wegen</text:p>
              </text:list-item>
              <text:list-item>
                <text:p>Classificeer deze wegen</text:p>
              </text:list-item>
              <text:list-item>
                <text:p>Het neurale netwerk proberen te laten werken met obstructies zoals bomen in het beeld</text:p>
              </text:list-item>
              <text:list-item>
                <text:p>Bonus: het neurale netwerk een netwerk van wegen te laten herkenn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 Data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at is een TIFF bestand?</text:p>
              </text:list-item>
              <text:list-item>
                <text:p>Hoe maken wij gebruik van deze bestande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 Too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ensorflow</text:p>
              </text:list-item>
              <text:list-item>
                <text:p>Gd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e Aanpa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nvolutional Neural Network</text:p>
              </text:list-item>
              <text:list-item>
                <text:p>Bestaande code hergebruiken: airs-maste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3T14:31:52.507292348</meta:creation-date>
    <dc:date>2019-01-13T14:54:07.934419884</dc:date>
    <meta:editing-duration>PT9M22S</meta:editing-duration>
    <meta:editing-cycles>1</meta:editing-cycles>
    <meta:document-statistic meta:object-count="41"/>
    <meta:generator>LibreOffice/5.1.6.2$Linux_X86_64 LibreOffice_project/10m0$Build-2</meta:generator>
  </office:meta>
</office:document-meta>
</file>